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864045481727338472" text:style-name="L1">
        <text:list-item>
          <text:list>
            <text:list-header>
              <text:p text:style-name="P19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8">rested 6 minutes</text:p>
      <text:list xml:id="list6824858353517223763" text:style-name="L2">
        <text:list-item>
          <text:list>
            <text:list-header>
              <text:p text:style-name="P20"><text:span text:style-name="T1">Run: </text:span><text:s/>0.1 mile lead into a 2 mile run</text:p>
              <text:p text:style-name="P20">2 mile splits: <text:s/>8:21, 8:03</text:p>
              <text:p text:style-name="P20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4"><text:soft-page-break/><text:span text:style-name="T3">Sat Sept 22, 2018 </text:span><text:span text:style-name="T4">no running </text:span></text:p>
      <text:p text:style-name="P14"><text:span text:style-name="T3"/></text:p>
      <text:p text:style-name="P14"><text:span text:style-name="T3">Sun Sept 23, 2018 </text:span><text:span text:style-name="T4">4 miles </text:span><text:span text:style-name="T3"><text:s/></text:span></text:p>
      <text:p text:style-name="P14"><text:span text:style-name="T3">I ran 4 miles on hilly roads and averaged 9:43/m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23T19:28:35.75</dc:date>
    <dc:creator>James  Lombardi</dc:creator>
    <meta:editing-duration>P5DT11H13M41S</meta:editing-duration>
    <meta:editing-cycles>444</meta:editing-cycles>
    <meta:generator>OpenOffice/4.1.2$Win32 OpenOffice.org_project/412m3$Build-9782</meta:generator>
    <meta:document-statistic meta:table-count="0" meta:image-count="0" meta:object-count="0" meta:page-count="10" meta:paragraph-count="266" meta:word-count="2747" meta:character-count="14004"/>
  </office:meta>
</office:document-meta>
</file>